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5T08:17:57.728335339</meta:creation-date>
    <dc:date>2022-04-29T09:46:00.580104427</dc:date>
    <meta:editing-duration>PT38M28S</meta:editing-duration>
    <meta:editing-cycles>4</meta:editing-cycles>
    <meta:generator>LibreOffice/7.3.2.2$MacOSX_X86_64 LibreOffice_project/49f2b1bff42cfccbd8f788c8dc32c1c309559be0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03cm" svg:y="3.948cm" style:legend-expansion="high" chart:style-name="ch2"/>
        <chart:plot-area chart:style-name="ch3" chart:data-source-has-labels="both" svg:x="0.319cm" svg:y="0.179cm" svg:width="13.165cm" svg:height="8.641cm">
          <chart:coordinate-region svg:x="2.19cm" svg:y="0.38cm" svg:width="11.294cm" svg:height="3.14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1</text:p>
              </table:table-cell>
              <table:table-cell office:value-type="string">
                <text:p>Column2</text:p>
              </table:table-cell>
            </table:table-row>
          </table:table-header-rows>
          <table:table-rows>
            <table:table-row>
              <table:table-cell office:value-type="string">
                <text:p>{d[i].label} {bindChart(91) = d[i].valCol1}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{d[i+1].label} {bindChart(32) = d[i].valCol2}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